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10a" officeooo:paragraph-rsid="000f3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nnel name: btanqy</text:p>
      <text:p text:style-name="P1">id: 88e8fe36-aca2-467a-917e-3935f861110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3T22:35:37.767000000</meta:creation-date>
    <dc:date>2025-08-03T22:35:48.831000000</dc:date>
    <meta:editing-duration>PT15S</meta:editing-duration>
    <meta:editing-cycles>1</meta:editing-cycles>
    <meta:document-statistic meta:table-count="0" meta:image-count="0" meta:object-count="0" meta:page-count="1" meta:paragraph-count="2" meta:word-count="5" meta:character-count="59" meta:non-whitespace-character-count="56"/>
    <meta:generator>LibreOffice/24.2.2.2$Windows_X86_64 LibreOffice_project/d56cc158d8a96260b836f100ef4b4ef25d6f1a01</meta:generator>
  </office:meta>
</office:document-meta>
</file>